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c52" officeooo:paragraph-rsid="00088c52"/>
    </style:style>
    <style:style style:name="P2" style:family="paragraph" style:parent-style-name="Standard">
      <style:text-properties officeooo:rsid="000b45a9" officeooo:paragraph-rsid="000b45a9"/>
    </style:style>
    <style:style style:name="P3" style:family="paragraph" style:parent-style-name="Standard">
      <style:text-properties fo:font-style="normal" officeooo:rsid="000b45a9" officeooo:paragraph-rsid="000b45a9" style:font-style-asian="normal" style:font-style-complex="normal"/>
    </style:style>
    <style:style style:name="P4" style:family="paragraph" style:parent-style-name="Standard">
      <style:text-properties fo:font-style="normal" officeooo:rsid="000ccb91" officeooo:paragraph-rsid="000ccb91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officeooo:rsid="000ccb91" officeooo:paragraph-rsid="000ccb91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tyle="normal" officeooo:rsid="000e7c4c" officeooo:paragraph-rsid="000e7c4c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0e7c4c" officeooo:paragraph-rsid="000e7c4c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23205" officeooo:paragraph-rsid="00123205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tyle="normal" officeooo:rsid="00123205" officeooo:paragraph-rsid="00123205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3b2ee" officeooo:paragraph-rsid="0013b2ee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officeooo:rsid="00123205" officeooo:paragraph-rsid="00123205" fo:background-color="#99ff33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a5983" officeooo:paragraph-rsid="001a5983" fo:background-color="#99ff33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bdd13" officeooo:paragraph-rsid="001bdd13" fo:background-color="#99ff33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tyle="normal" officeooo:rsid="001da4ac" officeooo:paragraph-rsid="001da4ac" fo:background-color="#99ff33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tyle="normal" officeooo:rsid="002151e8" officeooo:paragraph-rsid="002151e8" fo:background-color="#99ff33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78142" officeooo:paragraph-rsid="00178142" fo:background-color="transparent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7d91b" officeooo:paragraph-rsid="0017d91b" fo:background-color="transparent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7d91b" officeooo:paragraph-rsid="001a3bc7" fo:background-color="transparent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a3bc7" officeooo:paragraph-rsid="001a3bc7" fo:background-color="transparent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a5983" officeooo:paragraph-rsid="001a5983" fo:background-color="transparent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bdd13" officeooo:paragraph-rsid="001bdd13" fo:background-color="transparent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1da46f" officeooo:paragraph-rsid="001da46f" fo:background-color="transparent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style="normal" officeooo:rsid="001da46f" officeooo:paragraph-rsid="001da46f" fo:background-color="transparent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13b2ee" officeooo:paragraph-rsid="0013b2ee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13b2ee" officeooo:paragraph-rsid="0013b2ee" fo:background-color="#99ff33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tyle="italic" officeooo:rsid="00178142" officeooo:paragraph-rsid="00178142" fo:background-color="transparent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d91b" style:font-weight-asian="normal" style:font-weight-complex="normal"/>
    </style:style>
    <style:style style:name="T4" style:family="text">
      <style:text-properties fo:font-weight="normal" officeooo:rsid="00189443" style:font-weight-asian="normal" style:font-weight-complex="normal"/>
    </style:style>
    <style:style style:name="T5" style:family="text">
      <style:text-properties fo:font-weight="normal" officeooo:rsid="001a3bc7" style:font-weight-asian="normal" style:font-weight-complex="normal"/>
    </style:style>
    <style:style style:name="T6" style:family="text">
      <style:text-properties fo:font-weight="normal" officeooo:rsid="001bdd13" style:font-weight-asian="normal" style:font-weight-complex="normal"/>
    </style:style>
    <style:style style:name="T7" style:family="text">
      <style:text-properties fo:font-weight="normal" officeooo:rsid="001da4ac" style:font-weight-asian="normal" style:font-weight-complex="normal"/>
    </style:style>
    <style:style style:name="T8" style:family="text">
      <style:text-properties fo:font-weight="normal" officeooo:rsid="002151e8" style:font-weight-asian="normal" style:font-weight-complex="normal"/>
    </style:style>
    <style:style style:name="T9" style:family="text">
      <style:text-properties fo:font-weight="normal" fo:background-color="#99ff33" loext:char-shading-value="0" style:font-weight-asian="normal" style:font-weight-complex="normal"/>
    </style:style>
    <style:style style:name="T10" style:family="text">
      <style:text-properties fo:font-weight="normal" officeooo:rsid="00189443" fo:background-color="#99ff33" loext:char-shading-value="0" style:font-weight-asian="normal" style:font-weight-complex="normal"/>
    </style:style>
    <style:style style:name="T11" style:family="text">
      <style:text-properties fo:font-weight="normal" officeooo:rsid="001bdd13" fo:background-color="#99ff33" loext:char-shading-value="0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e7c4c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dfab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5aba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dfab1" fo:background-color="#99ff33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0% 100%"/>
    </style:style>
    <style:style style:name="T21" style:family="text">
      <style:text-properties style:text-line-through-style="solid" style:text-line-through-type="singl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line-through-style="solid" style:text-line-through-type="single" fo:font-style="normal" fo:font-weight="normal" officeooo:rsid="0015aba7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e Cha</text:p>
      <text:p text:style-name="P1">CSCI 156</text:p>
      <text:p text:style-name="P1">Homework 1</text:p>
      <text:p text:style-name="P1"/>
      <text:p text:style-name="P1">(P7)</text:p>
      <text:p text:style-name="P1">Users share a 1 Mbps link. Each user requires 100 Kbps. Each user transmits 10 percent of the time.</text:p>
      <text:p text:style-name="P1"/>
      <text:p text:style-name="P1">a. <text:span text:style-name="T12">When circuit switching is used, how many users can be supported.</text:span></text:p>
      <text:p text:style-name="P1">With circuit switching, each user has to be given the maximum transfre rate, which is 100 Kbps. So if each user shares a 1 Mpbs (1000 Kpbs) link, then the maximum users that can be supported on that link is <text:span text:style-name="T1">1000 Kpbs / 100 Kpbs = 10</text:span><text:span text:style-name="T2">. A total maximum of </text:span><text:span text:style-name="T9">10 users can only be supported</text:span><text:span text:style-name="T2">.</text:span></text:p>
      <text:p text:style-name="P1"><text:span text:style-name="T2"/></text:p>
      <text:p text:style-name="P1"><text:span text:style-name="T2">b. </text:span><text:span text:style-name="T12">Suppose packet switching is used. Find the probablity that a given user is transmitting.</text:span></text:p>
      <text:p text:style-name="P1"><text:span text:style-name="T14">Each user transmits </text:span><text:span text:style-name="T15">p = </text:span><text:span text:style-name="T14">10 percent of the time. </text:span><text:span text:style-name="T15">When actively transmitting, the user will transmit 0.1 Mbps at the probability of 1 – p or </text:span><text:span text:style-name="T17">(1 – 0.1)</text:span></text:p>
      <text:p text:style-name="P1"><text:span text:style-name="T14"/></text:p>
      <text:p text:style-name="P2"><text:span text:style-name="T14">c. </text:span><text:span text:style-name="T12">Suppose there are </text:span><text:span text:style-name="T13">n = </text:span><text:span text:style-name="T12">40 users. Find the probablity that exactly </text:span><text:span text:style-name="T13">k</text:span><text:span text:style-name="T12"> users are transmitting simultaneously.</text:span></text:p>
      <text:p text:style-name="P3"><text:span text:style-name="T2">Binomial Distribution</text:span></text:p>
      <text:p text:style-name="P4"><text:span text:style-name="T2">The max number of users that can be support simultaneously is 10. 11 or more users simultaneously can cause a queue. n = 40 users, k number of active users, and (n – k) number of users are inactive.</text:span></text:p>
      <text:p text:style-name="P4"><text:span text:style-name="T2"/></text:p>
      <text:p text:style-name="P5"><text:span text:style-name="T2"><draw:frame draw:style-name="fr1" draw:name="Object1" text:anchor-type="as-char" svg:y="-0.2189in" svg:width="2.8071in" svg:height="0.37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2">where </text:span><text:span text:style-name="T2"><draw:frame draw:style-name="fr1" draw:name="Object2" text:anchor-type="as-char" svg:y="-0.2417in" svg:width="1.2791in" svg:height="0.4008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><text:span text:style-name="T2"/></text:p>
      <text:p text:style-name="P7"><text:span text:style-name="T2">And our users are 10 percent active at a time, thus:</text:span></text:p>
      <text:p text:style-name="P6"><text:span text:style-name="T2"><draw:frame draw:style-name="fr1" draw:name="Object3" text:anchor-type="as-char" svg:y="-0.2189in" svg:width="3.0583in" svg:height="0.37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</text:span></text:p>
      <text:p text:style-name="P6"><text:span text:style-name="T2"/></text:p>
      <text:p text:style-name="P8"><text:span text:style-name="T2">d. </text:span><text:span text:style-name="T12">Probability of 11 users transmitting simultaneously</text:span></text:p>
      <text:p text:style-name="P9"><text:span text:style-name="T2"><draw:frame draw:style-name="fr1" draw:name="Object4" text:anchor-type="as-char" svg:y="-0.2189in" svg:width="3.152in" svg:height="0.37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text:span text:style-name="T2">= 0.001089</text:span></text:p>
      <text:p text:style-name="P9"><text:span text:style-name="T2"/></text:p>
      <text:p text:style-name="P9"><text:span text:style-name="T2"/></text:p>
      <text:p text:style-name="P10"><text:span text:style-name="T2">(P12)</text:span></text:p>
      <text:p text:style-name="P24"><text:span text:style-name="T2">N packets arrive simultaneously to a link with no current packets being transmitted or queued. Each packet is of length L and has transmission rate R. What is the average queuing delay for N packets?</text:span></text:p>
      <text:p text:style-name="P24"><text:span text:style-name="T14"/></text:p>
      <text:p text:style-name="P24"><text:span text:style-name="T14">Note: The queuing delay for a packet is </text:span><text:span text:style-name="T18">L/R</text:span></text:p>
      <text:p text:style-name="P24"><text:span text:style-name="T14"/></text:p>
      <text:p text:style-name="P24"><text:span text:style-name="T14">Base case: Since there's no other current packets being transmitted or queued, the 1</text:span><text:span text:style-name="T19">st</text:span><text:span text:style-name="T14"> packet has 0 delay.</text:span></text:p>
      <text:p text:style-name="P24"><text:span text:style-name="T14"/></text:p>
      <text:p text:style-name="P24"><text:span text:style-name="T14">2</text:span><text:span text:style-name="T19">nd</text:span><text:span text:style-name="T14"> packet → 1</text:span><text:span text:style-name="T19">st</text:span><text:span text:style-name="T14"> packet + delay of packet = 0 + L/R</text:span></text:p>
      <text:p text:style-name="P24"><text:span text:style-name="T14">3</text:span><text:span text:style-name="T19">rd</text:span><text:span text:style-name="T14"> packet → 2</text:span><text:span text:style-name="T19">nd</text:span><text:span text:style-name="T14"> packet + L/R = L/R + L/R = 2L/R</text:span></text:p>
      <text:p text:style-name="P24"><text:span text:style-name="T14">4</text:span><text:span text:style-name="T19">th</text:span><text:span text:style-name="T14"> packet → 3</text:span><text:span text:style-name="T19">rd</text:span><text:span text:style-name="T14"> packet + L/R = 2L/R + L/R = 3L/R</text:span></text:p>
      <text:p text:style-name="P24"><text:span text:style-name="T14">…</text:span></text:p>
      <text:p text:style-name="P24"><text:soft-page-break/><text:span text:style-name="T14">Nth packet → delay of (n-1) packet + L/R = (n-1)L/R</text:span></text:p>
      <text:p text:style-name="P24"><text:span text:style-name="T14"/></text:p>
      <text:p text:style-name="P24"><text:span text:style-name="T14">Then to get the average delay: → (Number of Delay) / (Number of Packets)</text:span></text:p>
      <text:p text:style-name="P24"><text:span text:style-name="T14">Which is: → [</text:span><text:span text:style-name="T21">0</text:span><text:span text:style-name="T23"> </text:span><text:span text:style-name="T14">+ L/R + 2L/R + 3L/R + … + (n-1)L/R] <text:s/>/ <text:s/>(N)</text:span></text:p>
      <text:p text:style-name="P24"><text:span text:style-name="T14">→</text:span><text:span text:style-name="T16"> [ L (n-1) </text:span><text:span text:style-name="T22">N</text:span><text:span text:style-name="T16">] / (2R</text:span><text:span text:style-name="T22">N</text:span><text:span text:style-name="T16">)</text:span></text:p>
      <text:p text:style-name="P25"><text:span text:style-name="T16">→ [L (n-1)] / (2R)</text:span></text:p>
      <text:p text:style-name="P25"><text:span text:style-name="T16"/></text:p>
      <text:p text:style-name="P25"><text:span text:style-name="T16"/></text:p>
      <text:p text:style-name="P26"><text:span text:style-name="T16">(</text:span><text:span text:style-name="T14">P18)</text:span></text:p>
      <text:p text:style-name="P26"><text:span text:style-name="T14">Suppose host A and B are separated by 10,000 kilometers and are connected by a link of R = 1Mbps. Suppose the propagation speed is 2.5 * 10^8 meters/sec.</text:span></text:p>
      <text:p text:style-name="P26"><text:span text:style-name="T14"/></text:p>
      <text:p text:style-name="P26"><text:span text:style-name="T14">a. </text:span><text:span text:style-name="T2">Calculate the bandwidth-delay product R * d_prop</text:span></text:p>
      <text:p text:style-name="P16"><text:span text:style-name="T2">R = 1Mbps</text:span></text:p>
      <text:p text:style-name="P16"><text:span text:style-name="T2">and there are 1 kilometer per 1000 meter</text:span><text:span text:style-name="T3"> and the host is spearated by 10,000 km so,</text:span></text:p>
      <text:p text:style-name="P17"><text:span text:style-name="T2">d_prop = [ (10000km * 1000m) / (2.5 * 10^8 m/s) ]</text:span></text:p>
      <text:p text:style-name="P17"><text:span text:style-name="T2">thus</text:span></text:p>
      <text:p text:style-name="P18"><text:span text:style-name="T2">R * d_prop = 1Mbps * [ (10000km * 1000m) / (2.5 * 10^8 m/s) ] = </text:span><text:span text:style-name="T9">0.04</text:span><text:span text:style-name="T10">s</text:span></text:p>
      <text:p text:style-name="P18"><text:span text:style-name="T4">or </text:span><text:span text:style-name="T5">10^6 * 0.04 = </text:span><text:span text:style-name="T10">40,000 bits</text:span></text:p>
      <text:p text:style-name="P17"><text:span text:style-name="T9"/></text:p>
      <text:p text:style-name="P17"><text:span text:style-name="T2">b. </text:span><text:span text:style-name="T12">Consider sending a file of 400,000 bits from Host A to Host B. Suppose the file is sent continuously as one large message. What is the maximum number of bits that will be in the link at any given time?</text:span></text:p>
      <text:p text:style-name="P19"><text:span text:style-name="T2">Wouldn't it just be </text:span><text:span text:style-name="T9">40,000 bits</text:span><text:span text:style-name="T2">?</text:span></text:p>
      <text:p text:style-name="P19"><text:span text:style-name="T2"/></text:p>
      <text:p text:style-name="P20"><text:span text:style-name="T2">c. </text:span><text:span text:style-name="T12">Provide an interpretation of the bandwith-delay product.</text:span></text:p>
      <text:p text:style-name="P12"><text:span text:style-name="T2">It's when transmitting data, the link can only encompass a maximum number of data simultaneously.</text:span></text:p>
      <text:p text:style-name="P12"><text:span text:style-name="T2"/></text:p>
      <text:p text:style-name="P20"><text:span text:style-name="T2">d. </text:span><text:span text:style-name="T12">What is the width of a bit in the link? Is it longer than a football field?</text:span></text:p>
      <text:p text:style-name="P20"><text:span text:style-name="T2">Well, to make a link of 10,000km full, it should contain 40,000 bits. When the bits gets sent out, then it becomes 10,000km / 40,000bits for the length. 10,000km/40,000bits = 1 kilometer per 4 bits </text:span><text:span text:style-name="T6">which becomes </text:span><text:span text:style-name="T11">0.25 kilometer per 1 bit</text:span><text:span text:style-name="T6"> </text:span></text:p>
      <text:p text:style-name="P20"><text:span text:style-name="T6"/></text:p>
      <text:p text:style-name="P21"><text:span text:style-name="T2">Is it longer than a football field?</text:span></text:p>
      <text:p text:style-name="P21"><text:span text:style-name="T2">A football field is 100 yards. 100 yards = 91.44 meters. 91.44 meters = 0.09144 kilometers</text:span></text:p>
      <text:p text:style-name="P13"><text:span text:style-name="T2">0.09144 kilometers &lt; 0.25 kilometers</text:span></text:p>
      <text:p text:style-name="P13"><text:span text:style-name="T2">therefore a football field is smaller</text:span></text:p>
      <text:p text:style-name="P13"><text:span text:style-name="T2"/></text:p>
      <text:p text:style-name="P22"><text:span text:style-name="T2">e. </text:span><text:span text:style-name="T12">Derive a general expression for the width of a bit in terms of the propagation speed s, the transmission rate R, and the length of the link m.</text:span></text:p>
      <text:p text:style-name="P22"><text:span text:style-name="T2">The bandwith-delay product is defined to be the maximum number of bits a link can contain at a time. Earlier, we calculated the delay as R* d_prop. So then to get </text:span><text:span text:style-name="T7">total bits that a link can carry</text:span><text:span text:style-name="T2">, we take its total length and divide it by its propagation speed and multiply it by the transmission speed:</text:span></text:p>
      <text:p text:style-name="P23"><text:span text:style-name="T2">(m/s) * R</text:span></text:p>
      <text:p text:style-name="P22"><text:span text:style-name="T2"/></text:p>
      <text:p text:style-name="P22"><text:span text:style-name="T2">Then to find the length of each bit, <text:s/></text:span><text:span text:style-name="T7">we take the length of the link, and divide </text:span><text:span text:style-name="T8">it </text:span><text:span text:style-name="T7">by the total number of bits the link can carry:</text:span></text:p>
      <text:p text:style-name="P14"><text:span text:style-name="T2">(m) / [(m/s) * R] </text:span><text:span text:style-name="T8">=&gt; (s) / [ (m/m) * R] =&gt; (s) / R</text:span></text:p>
      <text:p text:style-name="P15"><text:span text:style-name="T8">w</text:span><text:span text:style-name="T2">hich happens to be the propagation speed over the transmission r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3:03:10.491000000</meta:creation-date>
    <dc:date>2015-09-13T17:03:23.251000000</dc:date>
    <meta:editing-duration>PT1H24M23S</meta:editing-duration>
    <meta:editing-cycles>15</meta:editing-cycles>
    <meta:generator>LibreOffice/4.4.0.3$Windows_x86 LibreOffice_project/de093506bcdc5fafd9023ee680b8c60e3e0645d7</meta:generator>
    <meta:document-statistic meta:table-count="0" meta:image-count="0" meta:object-count="4" meta:page-count="2" meta:paragraph-count="57" meta:word-count="777" meta:character-count="3953" meta:non-whitespace-character-count="3221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num</mi>
              <mi mathvariant="italic">of</mi>
              <mi mathvariant="italic">active</mi>
              <mi mathvariant="italic">users</mi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p>
        <mi>p</mi>
        <mi>k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sup>
    </mrow>
    <annotation encoding="StarMath 5.0">P( num of active users ) =  ( binom{n}{k} )   p^k ( 1-p)^( n-k )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false">)</mo>
      </mrow>
      <mo stretchy="false">=</mo>
      <mfrac bevelled="true">
        <mrow>
          <mi>n</mi>
          <mi>!</mi>
        </mrow>
        <mrow>
          <mi>k</mi>
          <mi>!</mi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</mrow>
    <annotation encoding="StarMath 5.0">( binom{n}{k} ) = {n!} wideslash {k!(n-k)!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num</mi>
              <mi mathvariant="italic">of</mi>
              <mi mathvariant="italic">active</mi>
              <mi mathvariant="italic">users</mi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n>40</mn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p>
        <mrow>
          <mo fence="true" stretchy="false">(</mo>
          <mrow>
            <mn>0.1</mn>
          </mrow>
          <mo fence="true" stretchy="false">)</mo>
        </mrow>
        <mi>k</mi>
      </msup>
      <msup>
        <mrow>
          <mo fence="true" stretchy="false">(</mo>
          <mrow>
            <mn>0.9</mn>
          </mrow>
          <mo fence="true" stretchy="false">)</mo>
        </mrow>
        <mrow>
          <mo fence="true" stretchy="false">(</mo>
          <mrow>
            <mrow>
              <mn>40</mn>
              <mo stretchy="false">−</mo>
              <mi>k</mi>
            </mrow>
          </mrow>
          <mo fence="true" stretchy="false">)</mo>
        </mrow>
      </msup>
    </mrow>
    <annotation encoding="StarMath 5.0">P( num of active users ) =  ( binom{40}{k} )   (0.1)^k (0.9)^( 40-k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num</mi>
              <mi mathvariant="italic">of</mi>
              <mi mathvariant="italic">active</mi>
              <mi mathvariant="italic">users</mi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n>40</mn>
                </mtd>
              </mtr>
              <mtr>
                <mtd>
                  <mn>11</mn>
                </mtd>
              </mtr>
            </mtable>
          </mrow>
          <mo fence="true" stretchy="false">)</mo>
        </mrow>
      </mrow>
      <msup>
        <mrow>
          <mo fence="true" stretchy="false">(</mo>
          <mrow>
            <mn>0.1</mn>
          </mrow>
          <mo fence="true" stretchy="false">)</mo>
        </mrow>
        <mn>11</mn>
      </msup>
      <msup>
        <mrow>
          <mo fence="true" stretchy="false">(</mo>
          <mrow>
            <mn>0.9</mn>
          </mrow>
          <mo fence="true" stretchy="false">)</mo>
        </mrow>
        <mrow>
          <mo fence="true" stretchy="false">(</mo>
          <mrow>
            <mrow>
              <mn>40</mn>
              <mo stretchy="false">−</mo>
              <mn>11</mn>
            </mrow>
          </mrow>
          <mo fence="true" stretchy="false">)</mo>
        </mrow>
      </msup>
    </mrow>
    <annotation encoding="StarMath 5.0">P( num of active users ) =  ( binom{40}{11} )   (0.1)^11 (0.9)^( 40-11 )</annotation>
  </semantics>
</math>
</file>